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text-properties officeooo:rsid="001eb123" officeooo:paragraph-rsid="00651a88"/>
    </style:style>
    <style:style style:name="P2" style:family="paragraph" style:parent-style-name="Text_20_body">
      <style:text-properties officeooo:rsid="005de7f2" officeooo:paragraph-rsid="006a923b"/>
    </style:style>
    <style:style style:name="P3" style:family="paragraph" style:parent-style-name="Text_20_body">
      <style:text-properties officeooo:paragraph-rsid="006dc637"/>
    </style:style>
    <style:style style:name="P4" style:family="paragraph" style:parent-style-name="Text_20_body">
      <style:text-properties officeooo:rsid="0072a4f9" officeooo:paragraph-rsid="0072a4f9"/>
    </style:style>
    <style:style style:name="P5" style:family="paragraph" style:parent-style-name="Text_20_body">
      <style:text-properties officeooo:rsid="0072a4f9" officeooo:paragraph-rsid="0080d4b5"/>
    </style:style>
    <style:style style:name="P6" style:family="paragraph" style:parent-style-name="Text_20_body">
      <style:text-properties officeooo:rsid="006c2f63" officeooo:paragraph-rsid="006dc637"/>
    </style:style>
    <style:style style:name="P7" style:family="paragraph" style:parent-style-name="Text_20_body">
      <style:text-properties officeooo:rsid="006c2f63" officeooo:paragraph-rsid="0080d4b5"/>
    </style:style>
    <style:style style:name="P8" style:family="paragraph" style:parent-style-name="Text_20_body">
      <style:text-properties officeooo:rsid="005dc88a" officeooo:paragraph-rsid="006dc637"/>
    </style:style>
    <style:style style:name="P9" style:family="paragraph" style:parent-style-name="Text_20_body">
      <style:text-properties officeooo:rsid="008dff57" officeooo:paragraph-rsid="008dff57"/>
    </style:style>
    <style:style style:name="P10" style:family="paragraph" style:parent-style-name="Text_20_body">
      <style:text-properties fo:language="fr" fo:country="FR" officeooo:rsid="0079b053" officeooo:paragraph-rsid="0094e3f7" style:language-asian="zxx" style:country-asian="none" style:language-complex="zxx" style:country-complex="none"/>
    </style:style>
    <style:style style:name="P11" style:family="paragraph" style:parent-style-name="Text_20_body">
      <style:text-properties fo:language="fr" fo:country="FR" officeooo:rsid="00a93805" officeooo:paragraph-rsid="0094e3f7" style:language-asian="zxx" style:country-asian="none" style:language-complex="zxx" style:country-complex="none"/>
    </style:style>
    <style:style style:name="P12" style:family="paragraph" style:parent-style-name="Text_20_body">
      <style:text-properties fo:language="fr" fo:country="FR" officeooo:paragraph-rsid="0094e3f7" style:language-asian="zxx" style:country-asian="none" style:language-complex="zxx" style:country-complex="none"/>
    </style:style>
    <style:style style:name="P13" style:family="paragraph" style:parent-style-name="Text_20_body">
      <style:text-properties fo:language="fr" fo:country="FR" officeooo:rsid="008d8646" officeooo:paragraph-rsid="00c9ee0c" style:language-asian="zxx" style:country-asian="none" style:language-complex="zxx" style:country-complex="none"/>
    </style:style>
    <style:style style:name="P14" style:family="paragraph" style:parent-style-name="Text_20_body">
      <style:text-properties fo:language="fr" fo:country="FR" officeooo:rsid="009f0162" officeooo:paragraph-rsid="00c9ee0c" style:language-asian="zxx" style:country-asian="none" style:language-complex="zxx" style:country-complex="none"/>
    </style:style>
    <style:style style:name="P15" style:family="paragraph" style:parent-style-name="Text_20_body">
      <style:text-properties fo:language="fr" fo:country="FR" officeooo:rsid="00c4a821" officeooo:paragraph-rsid="00c9ee0c" style:language-asian="zxx" style:country-asian="none" style:language-complex="zxx" style:country-complex="none"/>
    </style:style>
    <style:style style:name="P16" style:family="paragraph" style:parent-style-name="Text_20_body">
      <style:text-properties fo:language="fr" fo:country="FR" officeooo:rsid="00b7a2de" officeooo:paragraph-rsid="00c9ee0c" style:language-asian="zxx" style:country-asian="none" style:language-complex="zxx" style:country-complex="none"/>
    </style:style>
    <style:style style:name="P17" style:family="paragraph" style:parent-style-name="Text_20_body">
      <style:text-properties fo:language="fr" fo:country="FR" officeooo:paragraph-rsid="00c9ee0c" style:language-asian="zxx" style:country-asian="none" style:language-complex="zxx" style:country-complex="none"/>
    </style:style>
    <style:style style:name="P18" style:family="paragraph" style:parent-style-name="Text_20_body">
      <style:text-properties fo:language="fr" fo:country="FR" officeooo:paragraph-rsid="00d83775" style:language-asian="zxx" style:country-asian="none" style:language-complex="zxx" style:country-complex="none"/>
    </style:style>
    <style:style style:name="P19" style:family="paragraph" style:parent-style-name="Text_20_body">
      <style:text-properties fo:language="fr" fo:country="FR" officeooo:paragraph-rsid="00e40d52" style:language-asian="zxx" style:country-asian="none" style:language-complex="zxx" style:country-complex="none"/>
    </style:style>
    <style:style style:name="P20" style:family="paragraph" style:parent-style-name="Text_20_body">
      <style:text-properties fo:language="fr" fo:country="FR" officeooo:rsid="00e40d52" officeooo:paragraph-rsid="00e40d52" style:language-asian="zxx" style:country-asian="none" style:language-complex="zxx" style:country-complex="none"/>
    </style:style>
    <style:style style:name="P21" style:family="paragraph" style:parent-style-name="Text_20_body">
      <style:text-properties fo:language="fr" fo:country="FR" officeooo:rsid="00e40d52" officeooo:paragraph-rsid="0094e3f7" style:language-asian="zxx" style:country-asian="none" style:language-complex="zxx" style:country-complex="none"/>
    </style:style>
    <style:style style:name="P22" style:family="paragraph" style:parent-style-name="Text_20_body">
      <style:text-properties fo:language="fr" fo:country="FR" officeooo:rsid="00e40d52" officeooo:paragraph-rsid="00bb0e88" style:language-asian="zxx" style:country-asian="none" style:language-complex="zxx" style:country-complex="none"/>
    </style:style>
    <style:style style:name="P23" style:family="paragraph" style:parent-style-name="Text_20_body">
      <style:text-properties fo:language="fr" fo:country="FR" officeooo:rsid="00950ad1" officeooo:paragraph-rsid="00eb2477" style:language-asian="zxx" style:country-asian="none" style:language-complex="zxx" style:country-complex="none"/>
    </style:style>
    <style:style style:name="P24" style:family="paragraph" style:parent-style-name="Text_20_body">
      <style:text-properties fo:language="fr" fo:country="FR" officeooo:rsid="00985b9e" officeooo:paragraph-rsid="00eb2477" style:language-asian="zxx" style:country-asian="none" style:language-complex="zxx" style:country-complex="none"/>
    </style:style>
    <style:style style:name="P25" style:family="paragraph" style:parent-style-name="Text_20_body">
      <style:text-properties fo:language="fr" fo:country="FR" officeooo:rsid="0099bfae" officeooo:paragraph-rsid="00eb2477" style:language-asian="zxx" style:country-asian="none" style:language-complex="zxx" style:country-complex="none"/>
    </style:style>
    <style:style style:name="P26" style:family="paragraph" style:parent-style-name="Text_20_body">
      <style:text-properties fo:language="fr" fo:country="FR" officeooo:rsid="00c078f8" officeooo:paragraph-rsid="0094e3f7" style:language-asian="zxx" style:country-asian="none" style:language-complex="zxx" style:country-complex="none"/>
    </style:style>
    <style:style style:name="P27" style:family="paragraph" style:parent-style-name="Text_20_body">
      <style:text-properties fo:language="fr" fo:country="FR" officeooo:rsid="00c21fce" officeooo:paragraph-rsid="0094e3f7" style:language-asian="zxx" style:country-asian="none" style:language-complex="zxx" style:country-complex="none"/>
    </style:style>
    <style:style style:name="P28" style:family="paragraph" style:parent-style-name="Text_20_body">
      <style:text-properties fo:language="fr" fo:country="FR" fo:font-style="italic" officeooo:paragraph-rsid="0094e3f7" style:language-asian="zxx" style:country-asian="none" style:font-style-asian="italic" style:language-complex="zxx" style:country-complex="none" style:font-style-complex="italic"/>
    </style:style>
    <style:style style:name="P29" style:family="paragraph" style:parent-style-name="Text_20_body">
      <style:text-properties fo:language="fr" fo:country="FR" fo:font-style="italic" officeooo:rsid="009f0162" officeooo:paragraph-rsid="00c9ee0c" style:language-asian="zxx" style:country-asian="none" style:font-style-asian="italic" style:language-complex="zxx" style:country-complex="none" style:font-style-complex="italic"/>
    </style:style>
    <style:style style:name="P30" style:family="paragraph" style:parent-style-name="Text_20_body">
      <style:paragraph-properties>
        <style:tab-stops>
          <style:tab-stop style:position="0cm"/>
        </style:tab-stops>
      </style:paragraph-properties>
      <style:text-properties style:use-window-font-color="true" fo:font-size="12pt" fo:language="fr" fo:country="FR" fo:font-style="normal" fo:font-weight="normal" officeooo:rsid="001893a5" officeooo:paragraph-rsid="0094e3f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officeooo:paragraph-rsid="00afb6c7"/>
    </style:style>
    <style:style style:name="P33" style:family="paragraph" style:parent-style-name="Text_20_body">
      <style:text-properties officeooo:rsid="00b08d05" officeooo:paragraph-rsid="00b08d05"/>
    </style:style>
    <style:style style:name="P34" style:family="paragraph" style:parent-style-name="Text_20_body">
      <style:text-properties officeooo:paragraph-rsid="00b188dd"/>
    </style:style>
    <style:style style:name="P35" style:family="paragraph" style:parent-style-name="Text_20_body">
      <style:text-properties officeooo:rsid="00b188dd" officeooo:paragraph-rsid="00b188dd"/>
    </style:style>
    <style:style style:name="P36" style:family="paragraph" style:parent-style-name="Text_20_body">
      <style:text-properties officeooo:rsid="00b35904" officeooo:paragraph-rsid="00b35904"/>
    </style:style>
    <style:style style:name="P37" style:family="paragraph" style:parent-style-name="Text_20_body">
      <style:text-properties officeooo:paragraph-rsid="00d4d50c"/>
    </style:style>
    <style:style style:name="P38" style:family="paragraph" style:parent-style-name="Text_20_body">
      <style:text-properties officeooo:rsid="00d4d50c" officeooo:paragraph-rsid="00d4d50c"/>
    </style:style>
    <style:style style:name="P39" style:family="paragraph" style:parent-style-name="Text_20_body">
      <style:text-properties officeooo:rsid="00e1e55b" officeooo:paragraph-rsid="00e1e55b"/>
    </style:style>
    <style:style style:name="P40" style:family="paragraph" style:parent-style-name="Text_20_body">
      <style:text-properties officeooo:paragraph-rsid="00c9ee0c"/>
    </style:style>
    <style:style style:name="P41" style:family="paragraph" style:parent-style-name="Text_20_body">
      <style:text-properties officeooo:paragraph-rsid="00eb2477"/>
    </style:style>
    <style:style style:name="P42" style:family="paragraph" style:parent-style-name="Text_20_body">
      <style:text-properties officeooo:rsid="00ebe08e" officeooo:paragraph-rsid="00ebe08e"/>
    </style:style>
    <style:style style:name="P43" style:family="paragraph" style:parent-style-name="Text_20_body">
      <style:text-properties officeooo:rsid="00ef2880" officeooo:paragraph-rsid="00ef2880"/>
    </style:style>
    <style:style style:name="P44" style:family="paragraph" style:parent-style-name="Text_20_body">
      <style:text-properties officeooo:paragraph-rsid="00ef2880"/>
    </style:style>
    <style:style style:name="P45" style:family="paragraph" style:parent-style-name="Text_20_body">
      <style:text-properties style:text-underline-style="solid" style:text-underline-type="double" style:text-underline-width="auto" style:text-underline-color="font-color" officeooo:paragraph-rsid="00b08d05"/>
    </style:style>
    <style:style style:name="P46" style:family="paragraph" style:parent-style-name="Text_20_body">
      <style:text-properties officeooo:rsid="00f1967b" officeooo:paragraph-rsid="00f1967b"/>
    </style:style>
    <style:style style:name="P47" style:family="paragraph" style:parent-style-name="Text_20_body">
      <style:text-properties officeooo:paragraph-rsid="00f1967b"/>
    </style:style>
    <style:style style:name="P48" style:family="paragraph" style:parent-style-name="Text_20_body">
      <style:text-properties officeooo:paragraph-rsid="00efabdd"/>
    </style:style>
    <style:style style:name="P49" style:family="paragraph" style:parent-style-name="Text_20_body">
      <style:text-properties officeooo:rsid="00f3d120" officeooo:paragraph-rsid="00f3d120"/>
    </style:style>
    <style:style style:name="P50" style:family="paragraph" style:parent-style-name="Text_20_body">
      <style:text-properties officeooo:rsid="00ce84ed" officeooo:paragraph-rsid="00ce84ed"/>
    </style:style>
    <style:style style:name="P51" style:family="paragraph" style:parent-style-name="Text_20_body">
      <style:text-properties officeooo:rsid="00fe461d" officeooo:paragraph-rsid="00fe461d"/>
    </style:style>
    <style:style style:name="P52" style:family="paragraph" style:parent-style-name="Text_20_body">
      <style:text-properties officeooo:rsid="00efabdd" officeooo:paragraph-rsid="00efabdd"/>
    </style:style>
    <style:style style:name="P53" style:family="paragraph" style:parent-style-name="Text_20_body">
      <style:text-properties officeooo:rsid="00ff4998" officeooo:paragraph-rsid="00ff4998"/>
    </style:style>
    <style:style style:name="P54" style:family="paragraph" style:parent-style-name="List_20_1">
      <style:text-properties officeooo:rsid="005a1b16" officeooo:paragraph-rsid="00670267"/>
    </style:style>
    <style:style style:name="P55" style:family="paragraph" style:parent-style-name="Table_20_Contents">
      <style:paragraph-properties fo:text-align="center" style:justify-single-word="false"/>
      <style:text-properties officeooo:rsid="00ac785b" officeooo:paragraph-rsid="0094e3f7"/>
    </style:style>
    <style:style style:name="P56" style:family="paragraph" style:parent-style-name="Table_20_Contents">
      <style:text-properties officeooo:paragraph-rsid="0094e3f7"/>
    </style:style>
    <style:style style:name="P57" style:family="paragraph" style:parent-style-name="Text_20_body" style:list-style-name="L2"/>
    <style:style style:name="P58" style:family="paragraph" style:parent-style-name="Text_20_body" style:list-style-name="">
      <style:text-properties officeooo:paragraph-rsid="00c5cc90"/>
    </style:style>
    <style:style style:name="P59" style:family="paragraph" style:parent-style-name="Text_20_body" style:list-style-name="">
      <style:text-properties fo:language="fr" fo:country="FR" fo:font-style="normal" officeooo:rsid="00c9ee0c" officeooo:paragraph-rsid="00f93945" style:language-asian="zxx" style:country-asian="none" style:font-style-asian="normal" style:language-complex="zxx" style:country-complex="none" style:font-style-complex="normal"/>
    </style:style>
    <style:style style:name="P60" style:family="paragraph" style:parent-style-name="Text_20_body" style:list-style-name="">
      <style:text-properties fo:language="fr" fo:country="FR" fo:font-style="normal" officeooo:rsid="00f93945" officeooo:paragraph-rsid="00f93945" style:language-asian="zxx" style:country-asian="none" style:font-style-asian="normal" style:language-complex="zxx" style:country-complex="none" style:font-style-complex="normal"/>
    </style:style>
    <style:style style:name="P61" style:family="paragraph" style:parent-style-name="Text_20_body" style:list-style-name="">
      <style:text-properties fo:language="fr" fo:country="FR" fo:font-style="normal" officeooo:rsid="00faa17b" officeooo:paragraph-rsid="00faa17b" style:language-asian="zxx" style:country-asian="none" style:font-style-asian="normal" style:language-complex="zxx" style:country-complex="none" style:font-style-complex="normal"/>
    </style:style>
    <style:style style:name="P62" style:family="paragraph" style:parent-style-name="Text_20_body" style:list-style-name="">
      <style:text-properties fo:language="fr" fo:country="FR" officeooo:rsid="00ed1822" officeooo:paragraph-rsid="00f783da" style:language-asian="zxx" style:country-asian="none" style:language-complex="zxx" style:country-complex="none"/>
    </style:style>
    <style:style style:name="P63" style:family="paragraph" style:parent-style-name="Text_20_body" style:list-style-name="">
      <style:text-properties fo:language="fr" fo:country="FR" officeooo:rsid="00c9ee0c" officeooo:paragraph-rsid="00cc18a1" style:language-asian="zxx" style:country-asian="none" style:language-complex="zxx" style:country-complex="none"/>
    </style:style>
    <style:style style:name="P64" style:family="paragraph" style:parent-style-name="Text_20_body" style:list-style-name="">
      <style:text-properties fo:language="fr" fo:country="FR" officeooo:rsid="00cc18a1" officeooo:paragraph-rsid="00cc18a1" style:language-asian="zxx" style:country-asian="none" style:language-complex="zxx" style:country-complex="none"/>
    </style:style>
    <style:style style:name="P65" style:family="paragraph" style:parent-style-name="Text_20_body" style:list-style-name="">
      <style:text-properties fo:language="fr" fo:country="FR" officeooo:rsid="00cedc2a" officeooo:paragraph-rsid="00cc18a1" style:language-asian="zxx" style:country-asian="none" style:language-complex="zxx" style:country-complex="none"/>
    </style:style>
    <style:style style:name="P66" style:family="paragraph" style:parent-style-name="Text_20_body" style:list-style-name="">
      <style:text-properties fo:language="fr" fo:country="FR" officeooo:rsid="00ec908a" officeooo:paragraph-rsid="00ec908a" style:language-asian="zxx" style:country-asian="none" style:language-complex="zxx" style:country-complex="none"/>
    </style:style>
    <style:style style:name="P67" style:family="paragraph" style:parent-style-name="Text_20_body" style:list-style-name="">
      <style:text-properties fo:language="fr" fo:country="FR" officeooo:rsid="00faa17b" officeooo:paragraph-rsid="00faa17b" style:language-asian="zxx" style:country-asian="none" style:language-complex="zxx" style:country-complex="none"/>
    </style:style>
    <style:style style:name="P68" style:family="paragraph" style:parent-style-name="Text_20_body" style:list-style-name="">
      <style:text-properties fo:language="fr" fo:country="FR" officeooo:rsid="00fb345a" officeooo:paragraph-rsid="00fb345a" style:language-asian="zxx" style:country-asian="none" style:language-complex="zxx" style:country-complex="none"/>
    </style:style>
    <style:style style:name="P69" style:family="paragraph" style:parent-style-name="Text_20_body" style:list-style-name="">
      <style:text-properties fo:font-style="normal" officeooo:rsid="00f93945" officeooo:paragraph-rsid="00f93945" style:font-style-asian="normal" style:font-style-complex="normal"/>
    </style:style>
    <style:style style:name="P70" style:family="paragraph" style:parent-style-name="Text_20_body" style:list-style-name="">
      <style:text-properties officeooo:rsid="00cc827a" officeooo:paragraph-rsid="00cc827a"/>
    </style:style>
    <style:style style:name="P71" style:family="paragraph" style:parent-style-name="Text_20_body" style:list-style-name="">
      <style:text-properties officeooo:rsid="00cc18a1" officeooo:paragraph-rsid="00cc18a1"/>
    </style:style>
    <style:style style:name="P72" style:family="paragraph" style:parent-style-name="Text_20_body" style:list-style-name="">
      <style:text-properties officeooo:rsid="00cf940b" officeooo:paragraph-rsid="00cf940b"/>
    </style:style>
    <style:style style:name="P73" style:family="paragraph" style:parent-style-name="List_20_1" style:list-style-name="L1">
      <style:text-properties fo:font-size="10.5pt" officeooo:rsid="002cc087" officeooo:paragraph-rsid="00670267" style:font-size-asian="10.5pt" style:font-size-complex="10.5pt"/>
    </style:style>
    <style:style style:name="P74" style:family="paragraph" style:parent-style-name="List_20_1" style:list-style-name="L1">
      <style:text-properties fo:font-size="10.5pt" officeooo:rsid="00245fc7" officeooo:paragraph-rsid="00670267" style:font-size-asian="10.5pt" style:font-size-complex="10.5pt"/>
    </style:style>
    <style:style style:name="P75" style:family="paragraph" style:parent-style-name="List_20_1" style:list-style-name="L1">
      <style:text-properties fo:font-size="10.5pt" officeooo:rsid="005c76a1" officeooo:paragraph-rsid="00670267" style:font-size-asian="10.5pt" style:font-size-complex="10.5pt"/>
    </style:style>
    <style:style style:name="P76" style:family="paragraph" style:parent-style-name="List_20_1" style:list-style-name="L1">
      <style:text-properties fo:font-size="10.5pt" officeooo:rsid="002ffd2a" officeooo:paragraph-rsid="00670267" style:font-size-asian="10.5pt" style:font-size-complex="10.5pt"/>
    </style:style>
    <style:style style:name="P77" style:family="paragraph" style:parent-style-name="List_20_1" style:list-style-name="L1">
      <style:text-properties fo:font-size="10.5pt" officeooo:rsid="001d5521" officeooo:paragraph-rsid="00670267" style:font-size-asian="10.5pt" style:font-size-complex="10.5pt"/>
    </style:style>
    <style:style style:name="P78" style:family="paragraph" style:parent-style-name="List_20_1" style:list-style-name="L1">
      <style:text-properties fo:font-size="10.5pt" officeooo:rsid="0043fc84" officeooo:paragraph-rsid="00670267" style:font-size-asian="10.5pt" style:font-size-complex="10.5pt"/>
    </style:style>
    <style:style style:name="P79" style:family="paragraph" style:parent-style-name="List_20_1" style:list-style-name="L1">
      <style:text-properties fo:font-size="10.5pt" officeooo:rsid="001eb123" officeooo:paragraph-rsid="00670267" style:font-size-asian="10.5pt" style:font-size-complex="10.5pt"/>
    </style:style>
    <style:style style:name="P80" style:family="paragraph" style:parent-style-name="List_20_1" style:list-style-name="L1">
      <style:text-properties fo:font-size="10.5pt" officeooo:paragraph-rsid="00670267" style:font-size-asian="10.5pt" style:font-size-complex="10.5pt"/>
    </style:style>
    <style:style style:name="P81" style:family="paragraph" style:parent-style-name="List_20_1" style:list-style-name="L1">
      <style:text-properties fo:font-size="10.5pt" officeooo:rsid="0068a106" officeooo:paragraph-rsid="0068a106" style:font-size-asian="10.5pt" style:font-size-complex="10.5pt"/>
    </style:style>
    <style:style style:name="P82" style:family="paragraph" style:parent-style-name="List_20_1" style:list-style-name="L1">
      <style:text-properties fo:font-size="10.5pt" officeooo:rsid="008be37e" officeooo:paragraph-rsid="008be37e" style:font-size-asian="10.5pt" style:font-size-complex="10.5pt"/>
    </style:style>
    <style:style style:name="P83" style:family="paragraph" style:parent-style-name="List_20_1" style:list-style-name="L1">
      <style:text-properties fo:font-size="10.5pt" officeooo:rsid="008ae79f" officeooo:paragraph-rsid="008ae79f" style:font-size-asian="10.5pt" style:font-size-complex="10.5pt"/>
    </style:style>
    <style:style style:name="P84" style:family="paragraph" style:parent-style-name="List_20_1" style:list-style-name="L1">
      <style:text-properties fo:font-size="10.5pt" officeooo:rsid="002197da" officeooo:paragraph-rsid="00670267" style:font-size-asian="10.5pt" style:font-size-complex="10.5pt"/>
    </style:style>
    <style:style style:name="P85" style:family="paragraph" style:parent-style-name="List_20_1" style:list-style-name="L1">
      <style:text-properties fo:font-size="10.5pt" officeooo:rsid="004535ec" officeooo:paragraph-rsid="00670267" style:font-size-asian="10.5pt" style:font-size-complex="10.5pt"/>
    </style:style>
    <style:style style:name="P86" style:family="paragraph" style:parent-style-name="List_20_1" style:list-style-name="L1">
      <style:text-properties fo:font-size="10.5pt" officeooo:rsid="0029155a" officeooo:paragraph-rsid="00670267" style:font-size-asian="10.5pt" style:font-size-complex="10.5pt"/>
    </style:style>
    <style:style style:name="P87" style:family="paragraph" style:parent-style-name="List_20_1" style:list-style-name="L1">
      <style:text-properties fo:font-size="10.5pt" officeooo:rsid="004734fd" officeooo:paragraph-rsid="00670267" style:font-size-asian="10.5pt" style:font-size-complex="10.5pt"/>
    </style:style>
    <style:style style:name="P88" style:family="paragraph" style:parent-style-name="List_20_1" style:list-style-name="L1">
      <style:text-properties fo:font-size="10.5pt" officeooo:rsid="0021e791" officeooo:paragraph-rsid="00670267" style:font-size-asian="10.5pt" style:font-size-complex="10.5pt"/>
    </style:style>
    <style:style style:name="P89" style:family="paragraph" style:parent-style-name="List_20_1" style:list-style-name="L1">
      <style:text-properties fo:font-size="10.5pt" officeooo:rsid="0054cb49" officeooo:paragraph-rsid="00670267" style:font-size-asian="10.5pt" style:font-size-complex="10.5pt"/>
    </style:style>
    <style:style style:name="P90" style:family="paragraph" style:parent-style-name="List_20_1" style:list-style-name="L1">
      <style:text-properties fo:font-size="10.5pt" officeooo:rsid="008c8fc0" officeooo:paragraph-rsid="008c8fc0" style:font-size-asian="10.5pt" style:font-size-complex="10.5pt"/>
    </style:style>
    <style:style style:name="P91" style:family="paragraph" style:parent-style-name="List_20_1" style:list-style-name="L1">
      <style:text-properties fo:font-size="10.5pt" officeooo:rsid="005adb43" officeooo:paragraph-rsid="00670267" style:font-size-asian="10.5pt" style:font-size-complex="10.5pt"/>
    </style:style>
    <style:style style:name="P92" style:family="paragraph" style:parent-style-name="List_20_1" style:list-style-name="L1">
      <style:text-properties fo:font-size="10.5pt" officeooo:rsid="004f06f5" officeooo:paragraph-rsid="00670267" style:font-size-asian="10.5pt" style:font-size-complex="10.5pt"/>
    </style:style>
    <style:style style:name="P93" style:family="paragraph" style:parent-style-name="List_20_1" style:list-style-name="L1">
      <style:text-properties fo:font-size="10.5pt" officeooo:rsid="009348ec" officeooo:paragraph-rsid="009348ec" style:font-size-asian="10.5pt" style:font-size-complex="10.5pt"/>
    </style:style>
    <style:style style:name="P94" style:family="paragraph" style:parent-style-name="List_20_1" style:list-style-name="L1">
      <style:text-properties fo:font-size="10.5pt" officeooo:rsid="005a1b16" officeooo:paragraph-rsid="00670267" style:font-size-asian="10.5pt" style:font-size-complex="10.5pt"/>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fo:language="fr" fo:country="FR" officeooo:paragraph-rsid="0094e3f7" style:language-asian="zxx" style:country-asian="none" style:language-complex="zxx" style:country-complex="none"/>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fo:language="fr" fo:country="FR" officeooo:paragraph-rsid="0094e3f7" style:language-asian="zxx" style:country-asian="none" style:language-complex="zxx" style:country-complex="none"/>
    </style:style>
    <style:style style:name="P99" style:family="paragraph" style:parent-style-name="Heading_20_2">
      <style:paragraph-properties fo:break-before="page"/>
      <style:text-properties fo:language="fr" fo:country="FR" officeooo:paragraph-rsid="00c9ee0c" style:language-asian="zxx" style:country-asian="none" style:language-complex="zxx" style:country-complex="none"/>
    </style:style>
    <style:style style:name="P100" style:family="paragraph" style:parent-style-name="Heading_20_3">
      <style:text-properties officeooo:paragraph-rsid="0094e3f7"/>
    </style:style>
    <style:style style:name="P101" style:family="paragraph" style:parent-style-name="Heading_20_3">
      <style:paragraph-properties fo:break-before="page"/>
      <style:text-properties officeooo:paragraph-rsid="0094e3f7"/>
    </style:style>
    <style:style style:name="T1" style:family="text">
      <style:text-properties officeooo:rsid="00237f63"/>
    </style:style>
    <style:style style:name="T2" style:family="text">
      <style:text-properties officeooo:rsid="0026a0f4"/>
    </style:style>
    <style:style style:name="T3" style:family="text">
      <style:text-properties officeooo:rsid="0029ef83"/>
    </style:style>
    <style:style style:name="T4" style:family="text">
      <style:text-properties officeooo:rsid="002a68a0"/>
    </style:style>
    <style:style style:name="T5" style:family="text">
      <style:text-properties officeooo:rsid="002cc087"/>
    </style:style>
    <style:style style:name="T6" style:family="text">
      <style:text-properties officeooo:rsid="002d2a2d"/>
    </style:style>
    <style:style style:name="T7" style:family="text">
      <style:text-properties officeooo:rsid="002e2732"/>
    </style:style>
    <style:style style:name="T8" style:family="text">
      <style:text-properties officeooo:rsid="002ffd2a"/>
    </style:style>
    <style:style style:name="T9" style:family="text">
      <style:text-properties officeooo:rsid="0043fc84"/>
    </style:style>
    <style:style style:name="T10" style:family="text">
      <style:text-properties officeooo:rsid="0044de9c"/>
    </style:style>
    <style:style style:name="T11" style:family="text">
      <style:text-properties officeooo:rsid="004728cc"/>
    </style:style>
    <style:style style:name="T12" style:family="text">
      <style:text-properties officeooo:rsid="004d44f7"/>
    </style:style>
    <style:style style:name="T13" style:family="text">
      <style:text-properties officeooo:rsid="0054fc26"/>
    </style:style>
    <style:style style:name="T14" style:family="text">
      <style:text-properties officeooo:rsid="00597af5"/>
    </style:style>
    <style:style style:name="T15" style:family="text">
      <style:text-properties officeooo:rsid="006c2f63"/>
    </style:style>
    <style:style style:name="T16" style:family="text">
      <style:text-properties officeooo:rsid="007411e6"/>
    </style:style>
    <style:style style:name="T17" style:family="text">
      <style:text-properties officeooo:rsid="00778c4b"/>
    </style:style>
    <style:style style:name="T18" style:family="text">
      <style:text-properties officeooo:rsid="007a6d7f"/>
    </style:style>
    <style:style style:name="T19" style:family="text">
      <style:text-properties officeooo:rsid="00831f37"/>
    </style:style>
    <style:style style:name="T20" style:family="text">
      <style:text-properties officeooo:rsid="00850677"/>
    </style:style>
    <style:style style:name="T21" style:family="text">
      <style:text-properties officeooo:rsid="00881165"/>
    </style:style>
    <style:style style:name="T22" style:family="text">
      <style:text-properties officeooo:rsid="008fc93b"/>
    </style:style>
    <style:style style:name="T23" style:family="text">
      <style:text-properties officeooo:rsid="00bebd7e"/>
    </style:style>
    <style:style style:name="T24" style:family="text">
      <style:text-properties officeooo:rsid="0016d22b"/>
    </style:style>
    <style:style style:name="T25" style:family="text">
      <style:text-properties officeooo:rsid="003d2892"/>
    </style:style>
    <style:style style:name="T26" style:family="text">
      <style:text-properties fo:font-style="italic" style:font-style-asian="italic" style:font-style-complex="italic"/>
    </style:style>
    <style:style style:name="T27" style:family="text">
      <style:text-properties fo:font-style="italic" officeooo:rsid="00b188dd" style:font-style-asian="italic" style:font-style-complex="italic"/>
    </style:style>
    <style:style style:name="T28" style:family="text">
      <style:text-properties fo:font-style="italic" officeooo:rsid="00d4b7d8" style:font-style-asian="italic" style:font-style-complex="italic"/>
    </style:style>
    <style:style style:name="T29" style:family="text">
      <style:text-properties fo:font-style="italic" officeooo:rsid="00d4d50c" style:font-style-asian="italic" style:font-style-complex="italic"/>
    </style:style>
    <style:style style:name="T30" style:family="text">
      <style:text-properties fo:font-style="italic" officeooo:rsid="00eaa656"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officeooo:rsid="00afb6c7" style:font-style-asian="italic" style:font-style-complex="italic"/>
    </style:style>
    <style:style style:name="T33" style:family="text">
      <style:text-properties officeooo:rsid="001893a5"/>
    </style:style>
    <style:style style:name="T34" style:family="text">
      <style:text-properties officeooo:rsid="009f0162"/>
    </style:style>
    <style:style style:name="T35" style:family="text">
      <style:text-properties officeooo:rsid="00878468"/>
    </style:style>
    <style:style style:name="T36" style:family="text">
      <style:text-properties officeooo:rsid="007317a3"/>
    </style:style>
    <style:style style:name="T37" style:family="text">
      <style:text-properties officeooo:rsid="00a6ec51"/>
    </style:style>
    <style:style style:name="T38" style:family="text">
      <style:text-properties officeooo:rsid="007a2d5d"/>
    </style:style>
    <style:style style:name="T39" style:family="text">
      <style:text-properties officeooo:rsid="007bcd8b"/>
    </style:style>
    <style:style style:name="T40" style:family="text">
      <style:text-properties officeooo:rsid="007c8cb5"/>
    </style:style>
    <style:style style:name="T41" style:family="text">
      <style:text-properties officeooo:rsid="0094e3f7"/>
    </style:style>
    <style:style style:name="T42" style:family="text">
      <style:text-properties style:font-name="Arial"/>
    </style:style>
    <style:style style:name="T43" style:family="text">
      <style:text-properties fo:language="fr" fo:country="FR" style:language-asian="zxx" style:country-asian="none" style:language-complex="zxx" style:country-complex="none"/>
    </style:style>
    <style:style style:name="T44" style:family="text">
      <style:text-properties fo:language="fr" fo:country="FR" officeooo:rsid="00c58855" style:language-asian="zxx" style:country-asian="none" style:language-complex="zxx" style:country-complex="none"/>
    </style:style>
    <style:style style:name="T45" style:family="text">
      <style:text-properties fo:language="fr" fo:country="FR" officeooo:rsid="00c9ee0c" style:language-asian="zxx" style:country-asian="none" style:language-complex="zxx" style:country-complex="none"/>
    </style:style>
    <style:style style:name="T46" style:family="text">
      <style:text-properties fo:language="fr" fo:country="FR" officeooo:rsid="00cedc2a" style:language-asian="zxx" style:country-asian="none" style:language-complex="zxx" style:country-complex="none"/>
    </style:style>
    <style:style style:name="T47" style:family="text">
      <style:text-properties fo:language="fr" fo:country="FR" officeooo:rsid="009a3f9a" style:language-asian="zxx" style:country-asian="none" style:language-complex="zxx" style:country-complex="none"/>
    </style:style>
    <style:style style:name="T48" style:family="text">
      <style:text-properties fo:language="fr" fo:country="FR" officeooo:rsid="009b2814" style:language-asian="zxx" style:country-asian="none" style:language-complex="zxx" style:country-complex="none"/>
    </style:style>
    <style:style style:name="T49" style:family="text">
      <style:text-properties fo:language="fr" fo:country="FR" fo:font-style="italic" style:language-asian="zxx" style:country-asian="none" style:font-style-asian="italic" style:language-complex="zxx" style:country-complex="none" style:font-style-complex="italic"/>
    </style:style>
    <style:style style:name="T50" style:family="text">
      <style:text-properties fo:language="fr" fo:country="FR" fo:font-style="italic" officeooo:rsid="00cdf5da" style:language-asian="zxx" style:country-asian="none" style:font-style-asian="italic" style:language-complex="zxx" style:country-complex="none" style:font-style-complex="italic"/>
    </style:style>
    <style:style style:name="T51" style:family="text">
      <style:text-properties fo:language="fr" fo:country="FR" fo:font-style="italic" officeooo:rsid="00cedc2a" style:language-asian="zxx" style:country-asian="none" style:font-style-asian="italic" style:language-complex="zxx" style:country-complex="none" style:font-style-complex="italic"/>
    </style:style>
    <style:style style:name="T52" style:family="text">
      <style:text-properties fo:language="fr" fo:country="FR" fo:font-style="italic" officeooo:rsid="00d055af" style:language-asian="zxx" style:country-asian="none" style:font-style-asian="italic" style:language-complex="zxx" style:country-complex="none" style:font-style-complex="italic"/>
    </style:style>
    <style:style style:name="T53" style:family="text">
      <style:text-properties fo:language="fr" fo:country="FR" fo:font-style="italic" officeooo:rsid="00d1f5d8" style:language-asian="zxx" style:country-asian="none" style:font-style-asian="italic" style:language-complex="zxx" style:country-complex="none" style:font-style-complex="italic"/>
    </style:style>
    <style:style style:name="T54" style:family="text">
      <style:text-properties fo:language="fr" fo:country="FR" fo:font-style="italic" officeooo:rsid="00c5cc90" style:language-asian="zxx" style:country-asian="none" style:font-style-asian="italic" style:language-complex="zxx" style:country-complex="none" style:font-style-complex="italic"/>
    </style:style>
    <style:style style:name="T55" style:family="text">
      <style:text-properties fo:language="fr" fo:country="FR" fo:font-style="italic" officeooo:rsid="00c9ee0c" style:language-asian="zxx" style:country-asian="none" style:font-style-asian="italic" style:language-complex="zxx" style:country-complex="none" style:font-style-complex="italic"/>
    </style:style>
    <style:style style:name="T56" style:family="text">
      <style:text-properties officeooo:rsid="00aac1f0"/>
    </style:style>
    <style:style style:name="T57" style:family="text">
      <style:text-properties officeooo:rsid="00ab422a"/>
    </style:style>
    <style:style style:name="T58" style:family="text">
      <style:text-properties officeooo:rsid="00b08d05"/>
    </style:style>
    <style:style style:name="T59" style:family="text">
      <style:text-properties officeooo:rsid="00b438d4"/>
    </style:style>
    <style:style style:name="T60" style:family="text">
      <style:text-properties officeooo:rsid="00b68a9d"/>
    </style:style>
    <style:style style:name="T61" style:family="text">
      <style:text-properties officeooo:rsid="00b7cab5"/>
    </style:style>
    <style:style style:name="T62" style:family="text">
      <style:text-properties officeooo:rsid="00be390e"/>
    </style:style>
    <style:style style:name="T63" style:family="text">
      <style:text-properties officeooo:rsid="00bed2c1"/>
    </style:style>
    <style:style style:name="T64" style:family="text">
      <style:text-properties officeooo:rsid="00c58855"/>
    </style:style>
    <style:style style:name="T65" style:family="text">
      <style:text-properties officeooo:rsid="00c7ce5e"/>
    </style:style>
    <style:style style:name="T66" style:family="text">
      <style:text-properties officeooo:rsid="00c9bbf9"/>
    </style:style>
    <style:style style:name="T67" style:family="text">
      <style:text-properties officeooo:rsid="00c9ee0c"/>
    </style:style>
    <style:style style:name="T68" style:family="text">
      <style:text-properties officeooo:rsid="00cc9fc9"/>
    </style:style>
    <style:style style:name="T69" style:family="text">
      <style:text-properties officeooo:rsid="00d35f08"/>
    </style:style>
    <style:style style:name="T70" style:family="text">
      <style:text-properties officeooo:rsid="00d4b7d8"/>
    </style:style>
    <style:style style:name="T71" style:family="text">
      <style:text-properties officeooo:rsid="00d65418"/>
    </style:style>
    <style:style style:name="T72" style:family="text">
      <style:text-properties officeooo:rsid="00d83775"/>
    </style:style>
    <style:style style:name="T73" style:family="text">
      <style:text-properties officeooo:rsid="00e2bbef"/>
    </style:style>
    <style:style style:name="T74" style:family="text">
      <style:text-properties officeooo:rsid="00e40d52"/>
    </style:style>
    <style:style style:name="T75" style:family="text">
      <style:text-properties officeooo:rsid="009b2814"/>
    </style:style>
    <style:style style:name="T76" style:family="text">
      <style:text-properties officeooo:rsid="00967a5f"/>
    </style:style>
    <style:style style:name="T77" style:family="text">
      <style:text-properties officeooo:rsid="009c6a24"/>
    </style:style>
    <style:style style:name="T78" style:family="text">
      <style:text-properties officeooo:rsid="009b62bf"/>
    </style:style>
    <style:style style:name="T79" style:family="text">
      <style:text-properties officeooo:rsid="009dc844"/>
    </style:style>
    <style:style style:name="T80" style:family="text">
      <style:text-properties officeooo:rsid="00eb2477"/>
    </style:style>
    <style:style style:name="T81" style:family="text">
      <style:text-properties officeooo:rsid="00eb979a"/>
    </style:style>
    <style:style style:name="T82" style:family="text">
      <style:text-properties officeooo:rsid="00eba270"/>
    </style:style>
    <style:style style:name="T83" style:family="text">
      <style:text-properties officeooo:rsid="00eda854"/>
    </style:style>
    <style:style style:name="T84" style:family="text">
      <style:text-properties officeooo:rsid="00ede3ba"/>
    </style:style>
    <style:style style:name="T85" style:family="text">
      <style:text-properties officeooo:rsid="00efabdd"/>
    </style:style>
    <style:style style:name="T86" style:family="text">
      <style:text-properties officeooo:rsid="00f27954"/>
    </style:style>
    <style:style style:name="T87" style:family="text">
      <style:text-properties officeooo:rsid="00f30927"/>
    </style:style>
    <style:style style:name="T88" style:family="text">
      <style:text-properties officeooo:rsid="00f93c43"/>
    </style:style>
    <style:style style:name="T89" style:family="text">
      <style:text-properties fo:font-style="normal" style:font-style-asian="normal" style:font-style-complex="normal"/>
    </style:style>
    <style:style style:name="T90" style:family="text">
      <style:text-properties fo:font-style="normal" officeooo:rsid="00fcbaaa" style:font-style-asian="normal" style:font-style-complex="normal"/>
    </style:style>
    <style:style style:name="T91" style:family="text">
      <style:text-properties officeooo:rsid="010018c7"/>
    </style:style>
    <style:style style:name="T92" style:family="text">
      <style:text-properties officeooo:rsid="0102aa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5">Brief de la ré</text:span>union de lancement</text:h>
      <text:p text:style-name="P4">Cette <text:span text:style-name="T56">réunion</text:span> est d'abord une réunion d'accueil permettant au client de rencontrer les acteurs partenaires et de le rassurer sur notre compétence. Puis, afin de commencer au plus vite, elle inclut une interview du client sur sa demande par les différents partenaires. Il est possible de faire poser les questions par l'interlocuteur principal ou par l'ensemble des prestataires.</text:p>
      <text:p text:style-name="P4"/>
      <text:p text:style-name="P4">Elle se déroule en plusieurs étapes :</text:p>
      <text:p text:style-name="P5">- Présentation des acteurs partenaires,</text:p>
      <text:p text:style-name="P5">- Présentation des étapes principales d'un projet web,</text:p>
      <text:p text:style-name="P4">- Interview du client sur sa demande,</text:p>
      <text:p text:style-name="P4">- Estimation <text:span text:style-name="T57">provisoire</text:span> de la durée et du prix du projet (toujours à la fin de la réunion).</text:p>
      <text:p text:style-name="P3"/>
      <text:p text:style-name="P6">Objectifs :</text:p>
      <text:p text:style-name="P7">- Faire identifier l'interlocuteur principal par le client,</text:p>
      <text:p text:style-name="P7">- Rassurer le client sur notre capacité à répondre à sa demande,</text:p>
      <text:p text:style-name="P6">- Permettre à chaque acteur d'avoir une idée du projet,</text:p>
      <text:p text:style-name="P3">- <text:span text:style-name="T16">Obtenir les informations nécessaires à l'écriture du cahier des charges.</text:span></text:p>
      <text:p text:style-name="P8"/>
      <text:p text:style-name="P9">Préparatifs à demander au client :</text:p>
      <text:p text:style-name="P9">- Demander les fichiers des éléments graphiques et des exemples de supports papiers <text:span text:style-name="T22">(Flyers, prospectus, plaquette, photos, vidéos).</text:span></text:p>
      <text:p text:style-name="P9"/>
      <text:p text:style-name="P2">Documents à apporter <text:span text:style-name="T20">(en annexe de ce texte)</text:span> :</text:p>
      <text:p text:style-name="P2">- Plan<text:span text:style-name="T19">s</text:span> des étapes d'<text:span text:style-name="T17">un projet web</text:span>,</text:p>
      <text:p text:style-name="P2">- Questionnaire d'interview client.</text:p>
      <text:p text:style-name="P2"/>
      <text:p text:style-name="P1">A chaque réunion, il faut déterminer la date de la prochaine réunion en prenant en compte le planning type.</text:p>
      <text:h text:style-name="P95" text:outline-level="1"><text:span text:style-name="T21">Annexe 1 - Plan des é</text:span>tapes d'un Projet Web</text:h>
      <text:list xml:id="list8640179142458696735" text:style-name="L1">
        <text:list-item>
          <text:p text:style-name="P73">Réunion de lancement (avec le client)</text:p>
          <text:list>
            <text:list-item>
              <text:p text:style-name="P74">Présentation des étapes d<text:span text:style-name="T8">u</text:span> projet</text:p>
            </text:list-item>
            <text:list-item>
              <text:p text:style-name="P75">Explication de l'accompagnement</text:p>
            </text:list-item>
            <text:list-item>
              <text:p text:style-name="P76">Rencontre <text:span text:style-name="T9">et briefing </text:span>des <text:span text:style-name="T9">acteurs</text:span></text:p>
            </text:list-item>
            <text:list-item>
              <text:p text:style-name="P77"><text:span text:style-name="T18">Interview</text:span> client</text:p>
            </text:list-item>
            <text:list-item>
              <text:p text:style-name="P78">Première estimation du Devis</text:p>
            </text:list-item>
          </text:list>
        </text:list-item>
        <text:list-item>
          <text:p text:style-name="P78"><text:span text:style-name="T69">Écriture</text:span> du Dossier de Projet (ou Cahier des charges)</text:p>
          <text:list>
            <text:list-item>
              <text:p text:style-name="P79">Attribution des tâches et des parts de rétribution <text:span text:style-name="T10">entre le prestataires</text:span></text:p>
            </text:list-item>
            <text:list-item>
              <text:p text:style-name="P80">Vérifi<text:span text:style-name="T4">cation</text:span> la disponibilité du nom de domaine et de la marque équivalente</text:p>
            </text:list-item>
            <text:list-item>
              <text:p text:style-name="P81">Analyse préliminaire</text:p>
              <text:list>
                <text:list-item>
                  <text:p text:style-name="P82">Résumé d'interview</text:p>
                </text:list-item>
                <text:list-item>
                  <text:p text:style-name="P82">Analyse de la concurrence</text:p>
                </text:list-item>
                <text:list-item>
                  <text:p text:style-name="P83">Fiche d'identité du Projet</text:p>
                </text:list-item>
              </text:list>
            </text:list-item>
            <text:list-item>
              <text:p text:style-name="P84">Rédaction du cahier des charges</text:p>
            </text:list-item>
            <text:list-item>
              <text:p text:style-name="P85"><text:span text:style-name="T57">Rédaction</text:span> de la charte graph<text:span text:style-name="T11">ique</text:span></text:p>
            </text:list-item>
          </text:list>
        </text:list-item>
        <text:list-item>
          <text:p text:style-name="P86">R<text:span text:style-name="T5">éunion</text:span> de validation de Projet <text:span text:style-name="T6">(avec le client)</text:span></text:p>
          <text:list>
            <text:list-item>
              <text:p text:style-name="P87">Présentation avec documents récapitulatifs :</text:p>
              <text:list>
                <text:list-item>
                  <text:p text:style-name="P88">Planche tendance <text:span text:style-name="T3">(Style tile)</text:span></text:p>
                </text:list-item>
                <text:list-item>
                  <text:p text:style-name="P88">Storyboard <text:span text:style-name="T13">(et Sitemap)</text:span></text:p>
                </text:list-item>
                <text:list-item>
                  <text:p text:style-name="P89">Wireframe<text:span text:style-name="T14">s</text:span></text:p>
                </text:list-item>
                <text:list-item>
                  <text:p text:style-name="P88">Maquette de la page d'accueil</text:p>
                </text:list-item>
                <text:list-item>
                  <text:p text:style-name="P90">Liste des mots-clefs</text:p>
                </text:list-item>
                <text:list-item>
                  <text:p text:style-name="P77">Décla<text:span text:style-name="T1">r</text:span>ation d'intention</text:p>
                </text:list-item>
              </text:list>
            </text:list-item>
            <text:list-item>
              <text:p text:style-name="P78">Signature du Devis/Contrat</text:p>
            </text:list-item>
            <text:list-item>
              <text:p text:style-name="P91">Achat ou Transfert du nom de domaine</text:p>
            </text:list-item>
          </text:list>
        </text:list-item>
        <text:list-item>
          <text:p text:style-name="P80">Mise en <text:span text:style-name="T57">œuvre</text:span></text:p>
          <text:list>
            <text:list-item>
              <text:p text:style-name="P80">Installation du CMS [OU] Développement informatique</text:p>
            </text:list-item>
            <text:list-item>
              <text:p text:style-name="P80">Intégration maquette <text:span text:style-name="T2">(Template)</text:span></text:p>
            </text:list-item>
            <text:list-item>
              <text:p text:style-name="P80"><text:span text:style-name="T57">Écriture</text:span> du contenu</text:p>
            </text:list-item>
            <text:list-item>
              <text:p text:style-name="P80">Tests (en parallèle de chaque partie)</text:p>
            </text:list-item>
            <text:list-item>
              <text:p text:style-name="P80"><text:span text:style-name="T12">Campagne de r</text:span>éférencement</text:p>
            </text:list-item>
          </text:list>
        </text:list-item>
        <text:list-item>
          <text:p text:style-name="P86">R<text:span text:style-name="T7">éunion</text:span> de validation finale <text:span text:style-name="T7">(avec le client)</text:span></text:p>
          <text:list>
            <text:list-item>
              <text:p text:style-name="P92">Présentation du site final</text:p>
            </text:list-item>
            <text:list-item>
              <text:p text:style-name="P93">Facturation</text:p>
            </text:list-item>
          </text:list>
        </text:list-item>
        <text:list-item>
          <text:p text:style-name="P80">Livraison (ouverture au public)</text:p>
        </text:list-item>
        <text:list-item>
          <text:p text:style-name="P80">Formation</text:p>
        </text:list-item>
        <text:list-item>
          <text:p text:style-name="P94">Réunion (ou Appel) de Bilan (1 mois après la livraison)</text:p>
        </text:list-item>
      </text:list>
      <text:p text:style-name="P54"/>
      <text:h text:style-name="P96" text:outline-level="1"><text:span text:style-name="T41">Annexe 2 - </text:span>Questionnaire de premier rendez-<text:span text:style-name="T23">v</text:span>ous pour établir le cahier des charges</text:h>
      <text:p text:style-name="Text_20_body"/>
      <text:p text:style-name="Text_20_body">Sommaire</text:p>
      <text:list xml:id="list1533546955497365185" text:style-name="L2">
        <text:list-item>
          <text:p text:style-name="P57">L'entreprise cliente</text:p>
        </text:list-item>
        <text:list-item>
          <text:p text:style-name="P57">Le projet</text:p>
        </text:list-item>
        <text:list-item>
          <text:p text:style-name="P57">Le design du site</text:p>
        </text:list-item>
        <text:list-item>
          <text:p text:style-name="P57">Le contenu du site</text:p>
        </text:list-item>
        <text:list-item>
          <text:p text:style-name="P57">Les contraintes techniques</text:p>
        </text:list-item>
        <text:list-item>
          <text:p text:style-name="P57">Les besoins en fonctionnalités</text:p>
        </text:list-item>
      </text:list>
      <text:p text:style-name="Text_20_body"/>
      <text:h text:style-name="P98" text:outline-level="2">1. L'entreprise cliente</text:h>
      <text:p text:style-name="P31">Cette partie permet d'établir l'identité et la personnalité de l'entreprise. Il ne faut pas hésiter à poser de questions ou à laisser parler pour en savoir plus.</text:p>
      <text:p text:style-name="Text_20_body"/>
      <text:p text:style-name="Text_20_body">Nom de l’entreprise :</text:p>
      <text:p text:style-name="P42">Nom commercial / Enseigne :</text:p>
      <text:p text:style-name="Text_20_body">Contact (interlocuteur avec tél et e-mail) :</text:p>
      <text:p text:style-name="Text_20_body"/>
      <text:p text:style-name="Text_20_body"/>
      <text:p text:style-name="Text_20_body">Quel est le nom de votre Enseigne ? Avez-vous un slogan, une accroche ?</text:p>
      <text:p text:style-name="Text_20_body"/>
      <text:p text:style-name="Text_20_body">Pouvez-vous décrire votre activité ? Quelle activité est la plus importante ? activités principales, spécialités, services proposés, produits, prestations, <text:span text:style-name="T84">points forts</text:span>…</text:p>
      <text:p text:style-name="Text_20_body"/>
      <text:p text:style-name="Text_20_body">Quels services / prestations complémentaires proposez-vous à vos clients pour mieux les servir ? Par exemple : devis gratuit, showroom, garanties, services après-vente…</text:p>
      <text:p text:style-name="Text_20_body"/>
      <text:p text:style-name="Text_20_body">Racontez-nous un peu l’histoire de votre entreprise… ? Année de création, ses produits phares, ce qui l’a fait connaître, l’expertise sur laquelle elle s’est crée, la vision que vous aviez au moment où vous l’avez crée…</text:p>
      <text:p text:style-name="Text_20_body"/>
      <text:p text:style-name="Text_20_body">Qu’est-ce qui vous a poussé à vous tourner vers cette activité ? Quelles motivations vous ont amenés à créer votre entreprise dans cette activité ou vous pousse à continuer ?</text:p>
      <text:p text:style-name="Text_20_body"/>
      <text:p text:style-name="Text_20_body">Pouvez-vous nous donnez en 2 ou 3 mots le valeurs de l’entreprise ?</text:p>
      <text:p text:style-name="Text_20_body"/>
      <text:p text:style-name="Text_20_body">Et maintenant, quels sont les objectifs ou vos attentes actuels de votre entreprise ? <text:span text:style-name="T27">A</text:span><text:span text:style-name="T26">ugmentation du CA recherché ou de parts de marché, nouvelles activités en cours d’ouverture, </text:span><text:span text:style-name="T27">recrutement, faire venir en magasin, développement de notoriété</text:span><text:span text:style-name="T26">...</text:span></text:p>
      <text:p text:style-name="Text_20_body"/>
      <text:p text:style-name="Text_20_body">Quels sont les projets actuels ou futurs pour votre entreprise ?</text:p>
      <text:p text:style-name="Text_20_body"/>
      <text:p text:style-name="P44">Quelles marques distribuez-vous ? Avez-vous des labels, des certifications ? Travaillez-vous avec des partenaires (sous-traitances, <text:span text:style-name="T58">fournisseurs, prescripteurs, </text:span>relations particulières, membre d'un groupe) ?</text:p>
      <text:p text:style-name="P44"/>
      <text:p text:style-name="P43">Nom : <text:s text:c="59"/>- Site Web :</text:p>
      <text:p text:style-name="P43">Nom : <text:s text:c="59"/>- Site Web :</text:p>
      <text:p text:style-name="P43">Nom : <text:s text:c="59"/>- Site Web :</text:p>
      <text:p text:style-name="P43">Nom : <text:s text:c="59"/>- Site Web :</text:p>
      <text:p text:style-name="P43"><text:soft-page-break/>Nom : <text:s text:c="59"/>- Site Web :</text:p>
      <text:p text:style-name="P43">Nom : <text:s text:c="59"/>- Site Web :</text:p>
      <text:p text:style-name="P43">Nom : <text:s text:c="59"/>- Site Web :</text:p>
      <text:p text:style-name="P43">Nom : <text:s text:c="59"/>- Site Web :</text:p>
      <text:p text:style-name="P43">Nom : <text:s text:c="59"/>- Site Web :</text:p>
      <text:p text:style-name="P43">Nom : <text:s text:c="59"/>- Site Web :</text:p>
      <text:p text:style-name="Text_20_body"/>
      <text:p text:style-name="Text_20_body">Combien de personnes travaillent dans votre entreprise ? Souhaitez-vous présenter votre équipe, leur savoir-faire ?</text:p>
      <text:p text:style-name="Text_20_body"/>
      <text:p text:style-name="Text_20_body">Quelle est votre zone d’intervention, la localité où vous exercez ou souhaitez rayonner ?<text:line-break/>Souhaitez-vous une carte de votre localisation ? Ville, villes proches, grandes villes dans la zone d’intervention, département, départements voisins, région, lieux dits<text:line-break/>S’il y a plusieurs localités, quelle est la plus significatif pour votre activité ?</text:p>
      <text:p text:style-name="Text_20_body"/>
      <text:p text:style-name="Text_20_body">Quels sont vos jours et horaires d’ouverture ?</text:p>
      <text:p text:style-name="Text_20_body"/>
      <text:p text:style-name="P32">Avez-vous des promotions régulières ? Des événements réguliers (portes ouvertes, salons) ? Des moments de l’année chargés en actualités ?</text:p>
      <text:p text:style-name="P32"/>
      <text:p text:style-name="P44">Quels sont vos concurrents ?</text:p>
      <text:p text:style-name="P43">Nom : <text:s text:c="59"/>- Site Web :</text:p>
      <text:p text:style-name="P43">Nom : <text:s text:c="59"/>- Site Web :</text:p>
      <text:p text:style-name="P43">Nom : <text:s text:c="59"/>- Site Web :</text:p>
      <text:p text:style-name="P43">Nom : <text:s text:c="59"/>- Site Web :</text:p>
      <text:p text:style-name="P43">Nom : <text:s text:c="59"/>- Site Web :</text:p>
      <text:p text:style-name="P43"/>
      <text:p text:style-name="Text_20_body">Comment vous positionnez-vous vis-à-vis de vos concurrents ? Quels particularités ou points forts vous différencie d’eux ?</text:p>
      <text:p text:style-name="P45"/>
      <text:p text:style-name="P33">Certains ont-ils développé des sites internet que vous jugez intéressants ? Pour quelles raisons ? <text:span text:style-name="T32">Si possible, demander les adresses URL ou mieux, regarder les sites avec les clients. </text:span><text:span text:style-name="T31">Fonctionne pour les concurrents, partenaires, fournisseurs, prescripteurs ou les marques vendues.</text:span></text:p>
      <text:h text:style-name="P98" text:outline-level="2">2. <text:span text:style-name="T24">Le projet</text:span></text:h>
      <text:p text:style-name="P28"><text:span text:style-name="T25">Cette partie sert à</text:span> placer le projet dans le contexte actuel, connaître les raisons d'établir un tel projet, etc.</text:p>
      <text:p text:style-name="Text_20_body"/>
      <text:p text:style-name="P34">Pour quelle raison souhaiteriez avoir un site web ? Vouliez-vous juste être présent, communiquer essentiellement par internet, créer une boutique web ?</text:p>
      <text:p text:style-name="P34"><text:line-break/>Quel élément déclencheur vous a amené à faire cette demande ?</text:p>
      <text:p text:style-name="Text_20_body"/>
      <text:p text:style-name="P35">Quel est l’objectif du site ? <text:span text:style-name="T26">Augmentation du CA recherché ou de parts de marché, nouvelles activités en cours d’ouverture, recrutement, faire venir en magasin, développement de notoriété…</text:span></text:p>
      <text:p text:style-name="P36"/>
      <text:p text:style-name="P36">Comment s’intègre votre site sur votre stratégie globale ? Quel est l’épicentre de cette stratégie ?<text:span text:style-name="T26"> Le site en lui-même, une page sur u</text:span><text:span text:style-name="T30">n</text:span><text:span text:style-name="T26"> réseau social, un blog, le magasin physique, etc.</text:span></text:p>
      <text:p text:style-name="P36"/>
      <text:p text:style-name="Text_20_body">Quels sont les enjeux de ce projet ?</text:p>
      <text:p text:style-name="Text_20_body"/>
      <text:p text:style-name="Text_20_body">Dans quel contexte local ou global s’inscrit ce projet ? Juridique, économique, politique, social ou sociologique, psychologique, technique...</text:p>
      <text:p text:style-name="Text_20_body"/>
      <text:p text:style-name="Text_20_body">Qui sont les clients que vous souhaitez toucher avec ce nouveau site ? S’agit-il d’un public particulier ou professionnel ? Quelles sont leurs caractéristiques (âge, sexe, centre d’intérêt par exemple) ?</text:p>
      <text:p text:style-name="P47"/>
      <text:p text:style-name="P52">Quels sont les attentes de votre cible vis-à-vis de vous ?</text:p>
      <text:p text:style-name="P48"/>
      <text:p text:style-name="P46">Quel type de site vous intéresse ?</text:p>
      <text:p text:style-name="P46">[ <text:s/>] Site One-page / Landing page</text:p>
      <text:p text:style-name="P46">[ <text:s/>] Site Vitrine</text:p>
      <text:p text:style-name="P46">[ <text:s/>] Site E-commerce</text:p>
      <text:p text:style-name="P46">[ <text:s/>] Application, Site sur-mesure</text:p>
      <text:p text:style-name="Text_20_body"/>
      <text:p text:style-name="P47">Avez-vous déjà un site web ? A quelle adresse URL ? Qu'est-ce qui ne correspond plus à vos besoins sur ce site ?</text:p>
      <text:p text:style-name="P47"/>
      <text:p text:style-name="P47">Quels sont <text:span text:style-name="T85">vo</text:span>s attentes à notre égard sur ce projet ? En terme de suivi, de gestion de projet, de créativité, de stratégie globale…</text:p>
      <text:p text:style-name="Text_20_body"/>
      <text:p text:style-name="Text_20_body">Avez-vous réfléchi à une stratégie numérique ?<text:line-break/><text:soft-page-break/>Travaillez-vous déjà avec d’<text:span text:style-name="T70">autres</text:span> professionnels du web <text:span text:style-name="T70">ou du numérique</text:span> ? Sur quels projets ? <text:span text:style-name="T26">Si possible, demander d’avoir contact avec eux </text:span><text:span text:style-name="T28">si ils travaillent sur le même projet où si il y a chevauchement </text:span><text:span text:style-name="T29">d’expertise...</text:span></text:p>
      <text:p text:style-name="Text_20_body"/>
      <text:p text:style-name="Text_20_body">Avez-vous déjà choisi le nom du site ?</text:p>
      <text:p text:style-name="Text_20_body"/>
      <text:p text:style-name="Text_20_body">Êtes-vous présent sur d’autres services web ? sur les réseaux sociaux ?</text:p>
      <text:p text:style-name="Text_20_body"/>
      <text:p text:style-name="Text_20_body">Avez-vous commencé à écrire un cahier des charges ?<text:line-break/>Avez-vous déjà écrit le contenu textuel du site ?</text:p>
      <text:p text:style-name="Text_20_body"/>
      <text:p text:style-name="Text_20_body">Avez-vous fait une étude juridique ? (Netiquette, mentions légales)<text:line-break/>Avez-vous un correspondant Informatique et Liberté (CIL) ?</text:p>
      <text:p text:style-name="P37"/>
      <text:p text:style-name="P38">Avez-vous déjà la connaissance d’une fourchette budgétaire pour ce projet ?</text:p>
      <text:p text:style-name="Text_20_body"/>
      <text:p text:style-name="Text_20_body">Q<text:span text:style-name="T71">uel est votre planning pour ce projet ?</text:span></text:p>
      <text:p text:style-name="Text_20_body">- <text:span text:style-name="T71">échéance de la livraison de la proposition</text:span></text:p>
      <text:p text:style-name="Text_20_body">- <text:span text:style-name="T71">sélection de l’agence</text:span></text:p>
      <text:p text:style-name="Text_20_body">- <text:span text:style-name="T71">échéance de la livraison finale (site + back office)</text:span></text:p>
      <text:p text:style-name="Text_20_body">- <text:span text:style-name="T71">mise en ligne</text:span></text:p>
      <text:p text:style-name="Text_20_body"/>
      <text:p text:style-name="P50">Souhaitez-vous par la suite que l’on prenne en charge la mise à jour du contenu et la maintenance de votre site web ?</text:p>
      <text:p text:style-name="P50"/>
      <text:p text:style-name="P51">Qui est la personne en charge de la mise à jour du site ? Qui aura accès à l’administration ?</text:p>
      <text:p text:style-name="P51"/>
      <text:p text:style-name="P51">Quel est le niveau en informatique des utilisateurs ? Et dans la mise à jour d’un site web ?</text:p>
      <text:h text:style-name="P98" text:outline-level="2"><text:span text:style-name="T33">3. </text:span>Le design du site</text:h>
      <text:p text:style-name="P31">Cette partie permet de connaître l’orientation graphique de l’expérience voulue.</text:p>
      <text:p text:style-name="Text_20_body"/>
      <text:p text:style-name="Text_20_body">Avez-vous <text:span text:style-name="T87">déjà </text:span>une charte graphique existante ? Ou au moins un logo ?<text:line-break/>Si non, souhaiteriez-vous le(s) créer ?<text:line-break/>Si oui, demander de les transmettre.</text:p>
      <text:p text:style-name="Text_20_body"/>
      <text:p text:style-name="Text_20_body">Avez-vous des supports de communication papier ? Des flyers ou prospectus, une plaquette de présentation, des cartes de visites, des entêtes de documents ?</text:p>
      <text:p text:style-name="Text_20_body"/>
      <text:p text:style-name="P49">Voulez-vous faire évoluer votre charte graphique ?</text:p>
      <text:p text:style-name="P49">[ <text:s/>] Oui</text:p>
      <text:p text:style-name="P49">[ <text:s/>] Non</text:p>
      <text:p text:style-name="P49">Si oui, quels éléments voulez-vous faire évoluer ?</text:p>
      <text:p text:style-name="P49">[ <text:s/>] Logo</text:p>
      <text:p text:style-name="P49">[ <text:s/>] Polices d’écriture</text:p>
      <text:p text:style-name="P49">[ <text:s/>] Couleurs</text:p>
      <text:p text:style-name="P49">[ <text:s/>] Affiches, Flyer, Plaquettes…</text:p>
      <text:p text:style-name="P49">[ <text:s/>] Documents &amp; Courriers</text:p>
      <text:p text:style-name="P49">[ <text:s/>] Autres :</text:p>
      <text:p text:style-name="P49"/>
      <text:p text:style-name="P41">Avez-vous des préférences sur l’aspect de votre futur site ?<text:line-break/>- <text:span text:style-name="T80">Au sujet des </text:span>Couleurs ?</text:p>
      <text:p text:style-name="P23">[ <text:s/>] Claires - <text:span text:style-name="T76">Lumineuses</text:span> / [ <text:s/>] Foncées - <text:span text:style-name="T76">Obscures</text:span></text:p>
      <text:p text:style-name="P23">[ <text:s/>] <text:span text:style-name="T77">Couleurs </text:span>Chaudes / [ <text:s/>] Froides</text:p>
      <text:p text:style-name="P24">[ <text:s/>] <text:span text:style-name="T78">Teintes S</text:span>aturées / [ <text:s/>] <text:span text:style-name="T75">Dé-saturées</text:span></text:p>
      <text:p text:style-name="P25">[ <text:s/>] Tons <text:span text:style-name="T79">P</text:span>astels / [ <text:s/>] <text:span text:style-name="T79">Vifs <text:s/>/ [ <text:s/>] Neutres</text:span></text:p>
      <text:p text:style-name="P41"><text:span text:style-name="T47">[ <text:s/>] </text:span><text:span text:style-name="T48">Palette</text:span><text:span text:style-name="T47"> coloré</text:span><text:span text:style-name="T48">e</text:span><text:span text:style-name="T47"> <text:s/>/ [ <text:s/>] Teintes de gris <text:s/>/ [ <text:s/>] Monochrome</text:span></text:p>
      <text:p text:style-name="P41"><text:span text:style-name="T80">- Au sujet du </text:span>Style <text:span text:style-name="T80">global ?</text:span></text:p>
      <text:p text:style-name="P41"><text:span text:style-name="T80">[ <text:s/>] M</text:span>oderne / <text:span text:style-name="T80">[ <text:s/>] C</text:span>lassique</text:p>
      <text:p text:style-name="P41"><text:span text:style-name="T80">[ <text:s/>] Épure</text:span> / <text:span text:style-name="T80">[ <text:s/>] </text:span>exhaustif</text:p>
      <text:p text:style-name="Text_20_body">- <text:span text:style-name="T81">Sur d’autres aspects ?</text:span></text:p>
      <text:p text:style-name="Text_20_body"/>
      <text:p text:style-name="Text_20_body">Existe-t’il des particularités graphiques liés à votre activité ?<text:line-break/>Significations de couleurs, symboles importants, etc.</text:p>
      <text:p text:style-name="Text_20_body"/>
      <text:p text:style-name="P39">Avez-vous en tête une thématique graphique, <text:span text:style-name="T83">une description ou une métaphore</text:span> qui vous vient à l’esprit lorsque vous pensez au résultat voulu ?</text:p>
      <text:p text:style-name="P39"/>
      <text:p text:style-name="Text_20_body"><text:soft-page-break/>Avez-vous <text:span text:style-name="T86">des </text:span>photos, des vidéos ou d’autres éléments <text:span text:style-name="T59">de bonne qualité </text:span>que nous pourrions intégrer au contenu du site ? <text:span text:style-name="T26">À demander de transmettre</text:span></text:p>
      <text:p text:style-name="Text_20_body"/>
      <text:p text:style-name="Text_20_body">Quel expérience voulez-vous faire vivre à votre cible ? Quel sentiment ? Quel message transmettre ?</text:p>
      <text:p text:style-name="Text_20_body"/>
      <text:p text:style-name="Text_20_body">Avez-vous d’<text:span text:style-name="T60">autres</text:span> exemples de sites que vous aimez particulièrement ? Qu’est-ce qui vous plaît dans ces sites ? <text:span text:style-name="T61">Pas besoin qu’ils soient dans le même domaine d’activité...</text:span></text:p>
      <text:p text:style-name="Text_20_body"/>
      <text:p text:style-name="Text_20_body">Et à contrario, avez-vous des sites qui vous n’aimez pas du tout ? Qu’est-ce que vous voulez éviter de reproduire à l’intérieur ?</text:p>
      <text:p text:style-name="Text_20_body"/>
      <text:p text:style-name="Text_20_body">Si vous disposez déjà d’un site, qu’est ce qui vous plaît dans votre site actuel ? Qu’est-ce qui ne vous plaît pas ?</text:p>
      <text:h text:style-name="P98" text:outline-level="2"><text:span text:style-name="T33">4. </text:span>Le contenu du site</text:h>
      <text:p text:style-name="P31">Cette partie doit aider à l’écriture d<text:span text:style-name="T66">es informations</text:span> <text:span text:style-name="T65">du site.</text:span></text:p>
      <text:p text:style-name="Text_20_body"/>
      <text:p text:style-name="Text_20_body">En fonction des activités que vous venez de me décrire, je vous propose l’arborescence suivante pour votre site ? (ex : Je vous propose X nombre de pages)<text:line-break/>Souhaitez-vous des sous-onglets ?</text:p>
      <text:p text:style-name="Text_20_body"/>
      <text:p text:style-name="Text_20_body">Quelles informations souhaitez-vous mettre en avant ?</text:p>
      <text:p text:style-name="Text_20_body"/>
      <text:p text:style-name="Text_20_body">Si vous disposez déjà d’un site, quels sont les informations que vous souhaitez reprendre ?</text:p>
      <text:p text:style-name="Text_20_body"/>
      <text:p text:style-name="Text_20_body">Quelle image voulez-vous véhiculer, quelles valeurs transmettre ?<text:line-break/>Exemple : prix bas contre positionnement haut de gamme, expertise, sympathie, écoute du client, dynamisme, sérieux, <text:span text:style-name="T82">confiance, expertise, rêve, proximité</text:span> …</text:p>
      <text:p text:style-name="Text_20_body"/>
      <text:p text:style-name="Text_20_body">Quel ton voulez-vous adopter ? sérieux, humoristique, décalé, direct, <text:span text:style-name="T73">informel, neutre, solennel</text:span>…</text:p>
      <text:p text:style-name="Text_20_body"/>
      <text:p text:style-name="P53">Quel niveau de langage voulez-vous utiliser ? Lequel semble-t-il le plus adapté à votre public ?</text:p>
      <text:p text:style-name="P53">[ <text:s/>] Familier</text:p>
      <text:p text:style-name="P53">[ <text:s/>] Courant</text:p>
      <text:p text:style-name="P53">[ <text:s/>] Sou<text:span text:style-name="T91">tenu</text:span></text:p>
      <text:p text:style-name="Text_20_body"/>
      <text:p text:style-name="Text_20_body">Souhaitez-vous parler de la société « Société Y », de l’ensemble de la société « nous » ou bien au nom du client « je » ?</text:p>
      <text:p text:style-name="Text_20_body"/>
      <text:p text:style-name="Text_20_body">Y a-t-il également des informations qu’il serait intéressant de reprendre des sites de vos partenaires / fournisseurs pour montrer les produits que vous distribuez ? Si vous souhaitez intégrer des photos de vos partenaires, avez-vous leur accord ?</text:p>
      <text:p text:style-name="Text_20_body"/>
      <text:p text:style-name="Text_20_body">Avez-vous recueillis des témoignages clients que vous souhaiteriez mettre en avant ?</text:p>
      <text:p text:style-name="Text_20_body"/>
      <text:p text:style-name="P40">Dans quelles langues voulez-vous afficher votre site ?<text:line-break/>FR ? EN ? Autres ?</text:p>
      <text:h text:style-name="P97" text:outline-level="2"><text:span text:style-name="T45">5</text:span><text:span text:style-name="T44">. La stratégie de </text:span><text:span text:style-name="T45">référencement et de </text:span><text:span text:style-name="T44">communication</text:span></text:h>
      <text:h text:style-name="P58" text:outline-level="2"><text:span text:style-name="T54">Cette partie </text:span><text:span text:style-name="T55">complète la partie précédente sur l’écriture du contenu et porte la réflexion sur le SEM du site.</text:span></text:h>
      <text:h text:style-name="P59" text:outline-level="2"/>
      <text:h text:style-name="P69" text:outline-level="2"><text:span text:style-name="T45">Q</text:span><text:span text:style-name="T43">uel est votre discours commercial ? Votre pitch ?</text:span></text:h>
      <text:h text:style-name="P60" text:outline-level="2"/>
      <text:h text:style-name="P62" text:outline-level="2">Avez-vous, vous ou votre cible, un vocabulaire spécialisé ? Ou des mots-clefs que vous voulez intégrer <text:span text:style-name="T88">ou éviter</text:span> ?</text:h>
      <text:h text:style-name="P62" text:outline-level="2"/>
      <text:h text:style-name="P62" text:outline-level="2"/>
      <text:h text:style-name="P62" text:outline-level="2"/>
      <text:h text:style-name="P70" text:outline-level="2"><text:span text:style-name="T45">Q</text:span><text:span text:style-name="T43">uel nom de domaine voulez-vous utiliser ? </text:span><text:span text:style-name="T49">Compléter en conseillant un NDD plus adéquat si besoin ou en proposant des NDD complémentaires. </text:span><text:span text:style-name="T50">Préciser aussi l’importance de la propriété de ce nom (comparaison à une marque). </text:span><text:span text:style-name="T49">Si possible, vérifier les disponibilités en direct.</text:span></text:h>
      <text:h text:style-name="P63" text:outline-level="2"/>
      <text:h text:style-name="P71" text:outline-level="2"><text:span text:style-name="T45">Q</text:span><text:span text:style-name="T43">uels sont, selon vous, les expressions-clefs que votre cible utilise pour vos trouver ?</text:span></text:h>
      <text:h text:style-name="P64" text:outline-level="2"/>
      <text:h text:style-name="P72" text:outline-level="2"><text:span text:style-name="T43">Avez-vous déjà mis en place un outil de tracking des statistiques pour votre site précédent ? </text:span><text:span text:style-name="T49">Ex. Google Analytics, Piwik Analytics, </text:span><text:span text:style-name="T52">Google ou Bing Webmaster Too</text:span><text:span text:style-name="T53">ls.</text:span></text:h>
      <text:h text:style-name="P64" text:outline-level="2"/>
      <text:h text:style-name="P71" text:outline-level="2"><text:span text:style-name="T43">A </text:span><text:span text:style-name="T46">partir de vos objectifs, nous pouvons mettre en place un outil de tracking pour le trafic de votre site et nous pouvons obtenir les résultats sur les indicateurs (</text:span><text:span text:style-name="T51">KPI</text:span><text:span text:style-name="T46">) suivants … Pensez-vous qu’ils soient pertinents ?</text:span></text:h>
      <text:h text:style-name="P65" text:outline-level="2"/>
      <text:h text:style-name="P66" text:outline-level="2">Avez-vous déjà une page Facebook ou sur un autre réseau social ?</text:h>
      <text:h text:style-name="P66" text:outline-level="2"/>
      <text:h text:style-name="P67" text:outline-level="2">Avez-vous une personne en charge de la mise à jour du contenu sur le site et les réseaux sociaux ?<text:line-break/>Si oui, qui ? <text:span text:style-name="T26">Demander le contact<text:line-break/></text:span><text:span text:style-name="T89">Si non, voulez-vous mettre en place une communication sur le web ?</text:span></text:h>
      <text:h text:style-name="P61" text:outline-level="2"/>
      <text:h text:style-name="P68" text:outline-level="2"><text:span text:style-name="T89">Voulez-v</text:span><text:span text:style-name="T90">ous</text:span><text:span text:style-name="T89"> inclure une campagne de publicité sur le web pour créer une audience ?</text:span></text:h>
      <text:h text:style-name="P99" text:outline-level="2"><text:span text:style-name="T67">6. </text:span>Les contraintes techniques</text:h>
      <text:p text:style-name="P29">Cette partie permet de définir les contraintes liés à l’hébergement, les technologies / API à intégrer et la sécurité.</text:p>
      <text:p text:style-name="P17"><text:span text:style-name="T34"><text:line-break/></text:span>Avez-vous déjà souscris à une offre d'hébergement ? Un hébergeur préféré ? Avez-vous déjà acheté votre <text:span text:style-name="T68">ou vos</text:span> nom<text:span text:style-name="T68">s</text:span> de domaine <text:span text:style-name="T35">ou </text:span>vérifié <text:span text:style-name="T35">sa (leurs)</text:span> disponibilité<text:span text:style-name="T68">(s)</text:span> ?</text:p>
      <text:p text:style-name="P17"/>
      <text:p text:style-name="P14">Voulez-vous intégrer des services spécifiques à votre métier ? Ou liés à une application en particulier (réseau social, boutique extérieure, etc.) ?</text:p>
      <text:p text:style-name="P13"/>
      <text:p text:style-name="P15">Voulez-vous lier votre site web à un Intranet ou une application interne ?</text:p>
      <text:p text:style-name="P14"/>
      <text:p text:style-name="P16">Avez-vous des particularités liés à la sécurité de vos informations ?</text:p>
      <text:p text:style-name="P17"/>
      <text:p text:style-name="P13">Savez-vous si quelqu’un sera en charge de la mise à jour du site ?<text:line-break/>Est-ce une personne ayant des compétences en informatique ?</text:p>
      <text:h text:style-name="P99" text:outline-level="2"><text:span text:style-name="T64">7. </text:span>Les besoins en fonctionnalités</text:h>
      <text:p text:style-name="P30"/>
      <text:p text:style-name="Text_20_body">Quels fonctio<text:span text:style-name="T42">nnalités souhaiteriez mettre en plac</text:span>e ?</text:p>
      <text:p text:style-name="P18"><text:span text:style-name="T74">[ <text:s/>]</text:span> <text:span text:style-name="T72">Application d’analyse du trafic (avec un Bandeau cookies)</text:span></text:p>
      <text:p text:style-name="P19"><text:span text:style-name="T74">[ <text:s/>]</text:span> F<text:span text:style-name="T36">ormulaire de</text:span> contact</text:p>
      <text:p text:style-name="P20">[ <text:s/>] Adresses e-mail</text:p>
      <text:p text:style-name="P19"><text:span text:style-name="T74">[ <text:s/>] D</text:span>evis en ligne <text:span text:style-name="T62">(Formulaire)</text:span></text:p>
      <text:p text:style-name="P20">[ <text:s/>] Boutique e-commerce ou catalogue de produits</text:p>
      <text:p text:style-name="P20">[ <text:s/>] Recherche (moteur de recherche interne, utile avec beaucoup de contenus mis à jours en permanence)</text:p>
      <text:p text:style-name="P19"><text:span text:style-name="T74">[ <text:s/>] N</text:span>ewsletter <text:span text:style-name="T63">(bloc d’inscription à une Newsletter, collecte d’e-mails)</text:span></text:p>
      <text:p text:style-name="P20">[ <text:s/>] Agenda et/ou gestion d’événements</text:p>
      <text:p text:style-name="P20">[ <text:s/>] Blog (mise en place dans ou en parallèle du site selon l’objectif)</text:p>
      <text:p text:style-name="P20">[ <text:s/>] Page d’actualités</text:p>
      <text:p text:style-name="P20">[ <text:s/>] Forum</text:p>
      <text:p text:style-name="P20">[ <text:s/>] Partage de contenu sur les réseaux sociaux (modules de partages pour l’internaute)</text:p>
      <text:p text:style-name="P20">[ <text:s/>] Foire aux questions (liste de questions-réponses, classées ou non par catégories, selon la quantité)</text:p>
      <text:p text:style-name="P21">[ <text:s/>] Carte des implantations (présentation des magasins sous forme de carte)</text:p>
      <text:p text:style-name="P12"><text:span text:style-name="T74">[ <text:s/>] T</text:span>éléchargement de documents</text:p>
      <text:p text:style-name="P22">[ <text:s/>] Livre d'or</text:p>
      <text:p text:style-name="P22">[ <text:s/>] Réservations en ligne</text:p>
      <text:p text:style-name="P21">[ <text:s/>] Reportage Photo</text:p>
      <text:p text:style-name="P20">[ <text:s/>] Reportage Vidéo</text:p>
      <text:p text:style-name="P20">[ <text:s/>] Kit de communication digitale (option)</text:p>
      <text:p text:style-name="P20">[ <text:s/>] Kit de communication physique ( = print) (option)</text:p>
      <text:p text:style-name="P12">Autre<text:span text:style-name="T37">s</text:span> :</text:p>
      <text:p text:style-name="P12"/>
      <text:p text:style-name="P11"/>
      <text:h text:style-name="P101" text:outline-level="3">Formulaire de contact &amp; Adresses e-mails</text:h>
      <text:p text:style-name="P11">Adresse de destination du formulaire :</text:p>
      <text:p text:style-name="P11">Nom des adresses e-mails à créer :</text:p>
      <table:table table:name="Tableau1" table:style-name="Tableau1">
        <table:table-column table:style-name="Tableau1.A"/>
        <table:table-column table:style-name="Tableau1.B"/>
        <table:table-row>
          <table:table-cell table:style-name="Tableau1.A1" office:value-type="string">
            <text:p text:style-name="P55">Adresse personnal<text:span text:style-name="T92">is</text:span>ée à créer</text:p>
          </table:table-cell>
          <table:table-cell table:style-name="Tableau1.B1" office:value-type="string">
            <text:p text:style-name="P55">Adresse ou Poste de destination</text:p>
          </table:table-cell>
        </table:table-row>
        <table:table-row>
          <table:table-cell table:style-name="Tableau1.A2" office:value-type="string">
            <text:p text:style-name="P56"/>
          </table:table-cell>
          <table:table-cell table:style-name="Tableau1.B2" office:value-type="string">
            <text:p text:style-name="P56"/>
          </table:table-cell>
        </table:table-row>
        <table:table-row>
          <table:table-cell table:style-name="Tableau1.A2" office:value-type="string">
            <text:p text:style-name="P56"/>
          </table:table-cell>
          <table:table-cell table:style-name="Tableau1.B2" office:value-type="string">
            <text:p text:style-name="P56"/>
          </table:table-cell>
        </table:table-row>
        <table:table-row>
          <table:table-cell table:style-name="Tableau1.A2" office:value-type="string">
            <text:p text:style-name="P56"/>
          </table:table-cell>
          <table:table-cell table:style-name="Tableau1.B2" office:value-type="string">
            <text:p text:style-name="P56"/>
          </table:table-cell>
        </table:table-row>
        <table:table-row>
          <table:table-cell table:style-name="Tableau1.A2" office:value-type="string">
            <text:p text:style-name="P56"/>
          </table:table-cell>
          <table:table-cell table:style-name="Tableau1.B2" office:value-type="string">
            <text:p text:style-name="P56"/>
          </table:table-cell>
        </table:table-row>
        <table:table-row>
          <table:table-cell table:style-name="Tableau1.A2" office:value-type="string">
            <text:p text:style-name="P56"/>
          </table:table-cell>
          <table:table-cell table:style-name="Tableau1.B2" office:value-type="string">
            <text:p text:style-name="P56"/>
          </table:table-cell>
        </table:table-row>
        <table:table-row>
          <table:table-cell table:style-name="Tableau1.A2" office:value-type="string">
            <text:p text:style-name="P56"/>
          </table:table-cell>
          <table:table-cell table:style-name="Tableau1.B2" office:value-type="string">
            <text:p text:style-name="P56"/>
          </table:table-cell>
        </table:table-row>
        <table:table-row>
          <table:table-cell table:style-name="Tableau1.A2" office:value-type="string">
            <text:p text:style-name="P56"/>
          </table:table-cell>
          <table:table-cell table:style-name="Tableau1.B2" office:value-type="string">
            <text:p text:style-name="P56"/>
          </table:table-cell>
        </table:table-row>
        <table:table-row>
          <table:table-cell table:style-name="Tableau1.A2" office:value-type="string">
            <text:p text:style-name="P56"/>
          </table:table-cell>
          <table:table-cell table:style-name="Tableau1.B2" office:value-type="string">
            <text:p text:style-name="P56"/>
          </table:table-cell>
        </table:table-row>
        <table:table-row>
          <table:table-cell table:style-name="Tableau1.A2" office:value-type="string">
            <text:p text:style-name="P56"/>
          </table:table-cell>
          <table:table-cell table:style-name="Tableau1.B2" office:value-type="string">
            <text:p text:style-name="P56"/>
          </table:table-cell>
        </table:table-row>
        <table:table-row>
          <table:table-cell table:style-name="Tableau1.A2" office:value-type="string">
            <text:p text:style-name="P56"/>
          </table:table-cell>
          <table:table-cell table:style-name="Tableau1.B2" office:value-type="string">
            <text:p text:style-name="P56"/>
          </table:table-cell>
        </table:table-row>
      </table:table>
      <text:p text:style-name="P12"/>
      <text:h text:style-name="P100" text:outline-level="3">Boutique e-commerce</text:h>
      <text:p text:style-name="P12">Avez-vous écrit vos C<text:span text:style-name="T38">onditions Générales de Ventes (CGV) ?</text:span></text:p>
      <text:p text:style-name="P12"/>
      <text:p text:style-name="P12">Que voulez-<text:span text:style-name="T39">v</text:span>ous vendre? Y'a-t'il une <text:span text:style-name="T40">législation</text:span> spécifique ?</text:p>
      <text:p text:style-name="P12"/>
      <text:p text:style-name="P12">Avez-vous vos fiches produit sous forme numériques ?</text:p>
      <text:p text:style-name="P12"/>
      <text:p text:style-name="P12">Quelle arborescence voulez-vous ?</text:p>
      <text:p text:style-name="P12"/>
      <text:p text:style-name="P12">Quel mode de paiement voulez-vous mettre en place ? Avez-vous déjà vu votre banque pour cela ?</text:p>
      <text:p text:style-name="P12"/>
      <text:p text:style-name="P26">Avez-vous déjà réfléchi à une gestion logistique et à la livraison ?</text:p>
      <text:p text:style-name="P12"/>
      <text:p text:style-name="P27">Avez-vous réfléchi au mode de transport ? Savez-vous par quelle société de transport ?</text:p>
      <text:p text:style-name="P12"/>
      <text:p text:style-name="P10">Avez-vous vérifié la faisabilité/rentabilité de votre proj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Normal" style:font-family-generic="swiss" style:font-pitch="variable" fo:font-size="11.5pt" fo:language="fr" fo:country="FR" officeooo:rsid="0071bd52"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8M6S</meta:editing-duration>
    <meta:editing-cycles>232</meta:editing-cycles>
    <meta:generator>LibreOffice/5.1.6.2$Windows_x86 LibreOffice_project/07ac168c60a517dba0f0d7bc7540f5afa45f0909</meta:generator>
    <dc:date>2017-03-02T13:53:53.994000000</dc:date>
    <meta:document-statistic meta:table-count="1" meta:image-count="0" meta:object-count="0" meta:page-count="14" meta:paragraph-count="233" meta:word-count="2662" meta:character-count="16673" meta:non-whitespace-character-count="13345"/>
    <meta:user-defined meta:name="Info 1"/>
    <meta:user-defined meta:name="Info 2"/>
    <meta:user-defined meta:name="Info 3"/>
    <meta:user-defined meta:name="Info 4"/>
  </office:meta>
</office:document-meta>
</file>